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5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7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8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9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0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1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P12" style:family="paragraph" style:parent-style-name="Standard">
      <style:text-properties fo:font-weight="normal" officeooo:rsid="002afbe2" officeooo:paragraph-rsid="002afbe2" style:font-weight-asian="normal" style:font-weight-complex="normal"/>
    </style:style>
    <style:style style:name="P13" style:family="paragraph" style:parent-style-name="Standard">
      <style:text-properties fo:font-weight="normal" officeooo:rsid="002b726e" officeooo:paragraph-rsid="002b726e" style:font-weight-asian="normal" style:font-weight-complex="normal"/>
    </style:style>
    <style:style style:name="P14" style:family="paragraph" style:parent-style-name="Standard">
      <style:text-properties fo:font-weight="normal" officeooo:rsid="002d6fba" officeooo:paragraph-rsid="002d6fba" style:font-weight-asian="normal" style:font-weight-complex="normal"/>
    </style:style>
    <style:style style:name="P15" style:family="paragraph" style:parent-style-name="Standard">
      <style:text-properties fo:font-weight="normal" officeooo:rsid="002f653f" officeooo:paragraph-rsid="002f653f" style:font-weight-asian="normal" style:font-weight-complex="normal"/>
    </style:style>
    <style:style style:name="P16" style:family="paragraph" style:parent-style-name="Standard">
      <style:text-properties fo:font-weight="normal" officeooo:rsid="002fbb85" officeooo:paragraph-rsid="002fbb85" style:font-weight-asian="normal" style:font-weight-complex="normal"/>
    </style:style>
    <style:style style:name="P17" style:family="paragraph" style:parent-style-name="Standard">
      <style:text-properties fo:font-weight="normal" officeooo:rsid="00317f3b" officeooo:paragraph-rsid="00317f3b" style:font-weight-asian="normal" style:font-weight-complex="normal"/>
    </style:style>
    <style:style style:name="P18" style:family="paragraph" style:parent-style-name="Standard">
      <style:text-properties fo:font-weight="normal" officeooo:rsid="0032801e" officeooo:paragraph-rsid="0032801e" style:font-weight-asian="normal" style:font-weight-complex="normal"/>
    </style:style>
    <style:style style:name="P19" style:family="paragraph" style:parent-style-name="Standard">
      <style:text-properties fo:font-weight="normal" officeooo:rsid="00373dfe" officeooo:paragraph-rsid="00373dfe" style:font-weight-asian="normal" style:font-weight-complex="normal"/>
    </style:style>
    <style:style style:name="P20" style:family="paragraph" style:parent-style-name="Standard">
      <style:text-properties fo:font-weight="normal" officeooo:rsid="0039c3e2" officeooo:paragraph-rsid="0039c3e2" style:font-weight-asian="normal" style:font-weight-complex="normal"/>
    </style:style>
    <style:style style:name="P21" style:family="paragraph" style:parent-style-name="Standard">
      <style:text-properties fo:font-weight="normal" officeooo:rsid="003b6b46" officeooo:paragraph-rsid="003b6b46" style:font-weight-asian="normal" style:font-weight-complex="normal"/>
    </style:style>
    <style:style style:name="P22" style:family="paragraph" style:parent-style-name="Standard">
      <style:text-properties fo:font-weight="normal" officeooo:rsid="003cf5b0" officeooo:paragraph-rsid="003cf5b0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359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22">subscription-manager repos --enable "rhel-*-optional-rpms" --enable "rhel-*-extras-rpms" <text:s/>--enable "rhel-ha-for-rhel-*-server-rpms"</text:p>
      <text:p text:style-name="P12"/>
      <text:p text:style-name="P12">//sudo yum -y install devtoolset-12</text:p>
      <text:p text:style-name="P13"><text:span text:style-name="T2">sudo </text:span>yum -y install gcc-c++</text:p>
      <text:p text:style-name="P13"/>
      <text:p text:style-name="P21">git clone <text:a xlink:type="simple" xlink:href="https://github.com/gcc-mirror/gcc/" text:style-name="Internet_20_link" text:visited-style-name="Visited_20_Internet_20_Link">https://github.com/gcc-mirror/gcc/</text:a></text:p>
      <text:p text:style-name="P21">cd gcc</text:p>
      <text:p text:style-name="P20">git checkout releases/gcc-14</text:p>
      <text:p text:style-name="P9"/>
      <text:p text:style-name="P9">wget https://cmake.org/files/v3.30/cmake-3.30.4.tar.gz</text:p>
      <text:p text:style-name="P10">tar -xzvf cmake-3.30.4.tar.gz</text:p>
      <text:p text:style-name="P11">cd cmake-3.30.4</text:p>
      <text:p text:style-name="P18">sudo yum -y install openssl openssl-devel</text:p>
      <text:p text:style-name="P14">./bootstrap –prefix=/usr/local</text:p>
      <text:p text:style-name="P14">make -j$(nproc)</text:p>
      <text:p text:style-name="P14">sudo make install</text:p>
      <text:p text:style-name="P11"/>
      <text:p text:style-name="P15">wget <text:a xlink:type="simple" xlink:href="https://github.com/PCRE2Project/pcre2/releases/download/pcre2-10.44/pcre2-10.44.tar.gz" text:style-name="Internet_20_link" text:visited-style-name="Visited_20_Internet_20_Link">https://github.com/PCRE2Project/pcre2/releases/download/pcre2-10.44/pcre2-10.44.tar.gz</text:a></text:p>
      <text:p text:style-name="P15">tar -xzvf pcre2-10.44.tar.gz</text:p>
      <text:p text:style-name="P15">cd <text:s/>pcre2-10.44</text:p>
      <text:p text:style-name="P16">sudo yum -y install readline-devel</text:p>
      <text:p text:style-name="P15">./configure --prefix=/usr <text:s text:c="22"/>\</text:p>
      <text:p text:style-name="P15"><text:s text:c="12"/>--docdir=/usr/share/doc/pcre2-10.44 \</text:p>
      <text:p text:style-name="P15"><text:s text:c="12"/>--enable-unicode <text:s text:c="19"/>\</text:p>
      <text:p text:style-name="P15"><text:s text:c="12"/>--enable-jit <text:s text:c="23"/>\</text:p>
      <text:p text:style-name="P15"><text:s text:c="12"/>--enable-pcre2-16 <text:s text:c="18"/>\</text:p>
      <text:p text:style-name="P15"><text:s text:c="12"/>--enable-pcre2-32 <text:s text:c="18"/>\</text:p>
      <text:p text:style-name="P15"><text:s text:c="12"/>--enable-pcre2grep-libz <text:s text:c="12"/>\</text:p>
      <text:p text:style-name="P15"><text:s text:c="12"/>--enable-pcre2grep-libbz2 <text:s text:c="10"/>\</text:p>
      <text:p text:style-name="P15"><text:s text:c="12"/>--enable-pcre2test-libreadline <text:s text:c="5"/>\</text:p>
      <text:p text:style-name="P15"><text:s text:c="12"/>--disable-static <text:s text:c="19"/>&amp;&amp;</text:p>
      <text:p text:style-name="P15">make</text:p>
      <text:p text:style-name="P17">sudo make install</text:p>
      <text:p text:style-name="P6"/>
      <text:p text:style-name="P6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7">tar -xzvf swig-4.2.1.tar.gz</text:p>
      <text:p text:style-name="P8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19">cd swig-4.2.1</text:p>
      <text:p text:style-name="P19">./configure</text:p>
      <text:p text:style-name="P19">make</text:p>
      <text:p text:style-name="P19">sudo make install</text:p>
      <text:p text:style-name="P8"/>
      <text:p text:style-name="P2"/>
      <text:p text:style-name="P5">git clone https://github.com/LNIS-Projects/OpenFPGA.git</text:p>
      <text:p text:style-name="P5">cd OpenFPGA</text:p>
      <text:p text:style-name="P5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<text:soft-page-break/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2T13:57:21.002087022</dc:date>
    <meta:editing-duration>PT3H49M51S</meta:editing-duration>
    <meta:editing-cycles>26</meta:editing-cycles>
    <meta:generator>LibreOffice/5.3.6.1$Linux_X86_64 LibreOffice_project/30$Build-1</meta:generator>
    <meta:document-statistic meta:table-count="0" meta:image-count="0" meta:object-count="0" meta:page-count="2" meta:paragraph-count="43" meta:word-count="138" meta:character-count="1704" meta:non-whitespace-character-count="1369"/>
  </office:meta>
</office:document-meta>
</file>